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46c7" officeooo:paragraph-rsid="000046c7"/>
    </style:style>
    <style:style style:name="P2" style:family="paragraph" style:parent-style-name="Standard">
      <style:text-properties officeooo:rsid="00005b96" officeooo:paragraph-rsid="00005b96"/>
    </style:style>
    <style:style style:name="P3" style:family="paragraph" style:parent-style-name="Standard">
      <style:text-properties officeooo:rsid="0003f6f7" officeooo:paragraph-rsid="000448a7"/>
    </style:style>
    <style:style style:name="P4" style:family="paragraph" style:parent-style-name="Standard">
      <style:text-properties officeooo:rsid="0003f6f7" officeooo:paragraph-rsid="0003f6f7"/>
    </style:style>
    <style:style style:name="P5" style:family="paragraph" style:parent-style-name="Standard">
      <style:text-properties officeooo:rsid="0003f6f7" officeooo:paragraph-rsid="001892b4"/>
    </style:style>
    <style:style style:name="P6" style:family="paragraph" style:parent-style-name="Standard">
      <style:text-properties officeooo:rsid="0003f6f7" officeooo:paragraph-rsid="0019ea9b"/>
    </style:style>
    <style:style style:name="P7" style:family="paragraph" style:parent-style-name="Standard">
      <style:text-properties officeooo:rsid="000448a7" officeooo:paragraph-rsid="000448a7"/>
    </style:style>
    <style:style style:name="P8" style:family="paragraph" style:parent-style-name="Standard">
      <style:text-properties officeooo:rsid="00085416" officeooo:paragraph-rsid="00085416"/>
    </style:style>
    <style:style style:name="P9" style:family="paragraph" style:parent-style-name="Standard">
      <style:text-properties officeooo:rsid="0009480b" officeooo:paragraph-rsid="0009480b"/>
    </style:style>
    <style:style style:name="P10" style:family="paragraph" style:parent-style-name="Standard">
      <style:text-properties fo:font-weight="bold" officeooo:rsid="0009ed2e" officeooo:paragraph-rsid="0009ed2e" style:font-weight-asian="bold" style:font-weight-complex="bold"/>
    </style:style>
    <style:style style:name="P11" style:family="paragraph" style:parent-style-name="Standard">
      <style:text-properties fo:font-weight="bold" officeooo:rsid="000046c7" officeooo:paragraph-rsid="000046c7" style:font-weight-asian="bold" style:font-weight-complex="bold"/>
    </style:style>
    <style:style style:name="P12" style:family="paragraph" style:parent-style-name="Standard">
      <style:text-properties fo:font-weight="bold" officeooo:rsid="0012ef61" officeooo:paragraph-rsid="0012ef61" style:font-weight-asian="bold" style:font-weight-complex="bold"/>
    </style:style>
    <style:style style:name="P13" style:family="paragraph" style:parent-style-name="Standard">
      <style:text-properties fo:font-weight="bold" officeooo:rsid="0012ef61" officeooo:paragraph-rsid="00166e81" style:font-weight-asian="bold" style:font-weight-complex="bold"/>
    </style:style>
    <style:style style:name="P14" style:family="paragraph" style:parent-style-name="Standard">
      <style:text-properties fo:font-weight="bold" officeooo:rsid="00148fe9" officeooo:paragraph-rsid="00148fe9" style:font-weight-asian="bold" style:font-weight-complex="bold"/>
    </style:style>
    <style:style style:name="P15" style:family="paragraph" style:parent-style-name="Standard">
      <style:text-properties fo:font-weight="bold" officeooo:rsid="00166e81" officeooo:paragraph-rsid="00166e81" style:font-weight-asian="bold" style:font-weight-complex="bold"/>
    </style:style>
    <style:style style:name="P16" style:family="paragraph" style:parent-style-name="Standard">
      <style:text-properties fo:font-weight="bold" officeooo:rsid="0016fead" officeooo:paragraph-rsid="0016fead" style:font-weight-asian="bold" style:font-weight-complex="bold"/>
    </style:style>
    <style:style style:name="P17" style:family="paragraph" style:parent-style-name="Standard">
      <style:text-properties fo:font-weight="bold" officeooo:rsid="00174f91" officeooo:paragraph-rsid="00174f91" style:font-weight-asian="bold" style:font-weight-complex="bold"/>
    </style:style>
    <style:style style:name="P18" style:family="paragraph" style:parent-style-name="Standard">
      <style:text-properties fo:font-weight="bold" officeooo:rsid="001e91e5" officeooo:paragraph-rsid="001e91e5" style:font-weight-asian="bold" style:font-weight-complex="bold"/>
    </style:style>
    <style:style style:name="P19" style:family="paragraph" style:parent-style-name="Standard">
      <style:text-properties fo:font-weight="bold" officeooo:rsid="001fe58f" officeooo:paragraph-rsid="001fe58f" style:font-weight-asian="bold" style:font-weight-complex="bold"/>
    </style:style>
    <style:style style:name="P20" style:family="paragraph" style:parent-style-name="Standard">
      <style:text-properties fo:font-weight="bold" officeooo:rsid="002073eb" officeooo:paragraph-rsid="002073eb" style:font-weight-asian="bold" style:font-weight-complex="bold"/>
    </style:style>
    <style:style style:name="P21" style:family="paragraph" style:parent-style-name="Standard">
      <style:text-properties fo:font-weight="bold" officeooo:rsid="00223955" officeooo:paragraph-rsid="00223955" style:font-weight-asian="bold" style:font-weight-complex="bold"/>
    </style:style>
    <style:style style:name="P22" style:family="paragraph" style:parent-style-name="Standard">
      <style:text-properties fo:font-weight="bold" officeooo:rsid="00255e2e" officeooo:paragraph-rsid="00255e2e" style:font-weight-asian="bold" style:font-weight-complex="bold"/>
    </style:style>
    <style:style style:name="P23" style:family="paragraph" style:parent-style-name="Standard">
      <style:text-properties fo:font-weight="normal" officeooo:rsid="000d2654" officeooo:paragraph-rsid="000d2654" style:font-weight-asian="normal" style:font-weight-complex="normal"/>
    </style:style>
    <style:style style:name="P24" style:family="paragraph" style:parent-style-name="Standard">
      <style:text-properties fo:font-weight="normal" officeooo:rsid="000ea5b9" officeooo:paragraph-rsid="000ea5b9" style:font-weight-asian="normal" style:font-weight-complex="normal"/>
    </style:style>
    <style:style style:name="P25" style:family="paragraph" style:parent-style-name="Standard">
      <style:text-properties fo:font-weight="normal" officeooo:rsid="00126e4b" officeooo:paragraph-rsid="00126e4b" style:font-weight-asian="normal" style:font-weight-complex="normal"/>
    </style:style>
    <style:style style:name="P26" style:family="paragraph" style:parent-style-name="Standard">
      <style:text-properties fo:font-weight="normal" officeooo:rsid="0012ef61" officeooo:paragraph-rsid="0012ef61" style:font-weight-asian="normal" style:font-weight-complex="normal"/>
    </style:style>
    <style:style style:name="P27" style:family="paragraph" style:parent-style-name="Standard">
      <style:text-properties fo:font-weight="normal" officeooo:rsid="00148fe9" officeooo:paragraph-rsid="00148fe9" style:font-weight-asian="normal" style:font-weight-complex="normal"/>
    </style:style>
    <style:style style:name="P28" style:family="paragraph" style:parent-style-name="Standard">
      <style:text-properties fo:font-weight="normal" officeooo:rsid="0010210d" officeooo:paragraph-rsid="0010210d" style:font-weight-asian="normal" style:font-weight-complex="normal"/>
    </style:style>
    <style:style style:name="P29" style:family="paragraph" style:parent-style-name="Standard">
      <style:text-properties fo:font-weight="normal" officeooo:rsid="0011638a" officeooo:paragraph-rsid="0010210d" style:font-weight-asian="normal" style:font-weight-complex="normal"/>
    </style:style>
    <style:style style:name="P30" style:family="paragraph" style:parent-style-name="Standard">
      <style:text-properties fo:font-weight="normal" officeooo:rsid="0011d2a3" officeooo:paragraph-rsid="0011d2a3" style:font-weight-asian="normal" style:font-weight-complex="normal"/>
    </style:style>
    <style:style style:name="P31" style:family="paragraph" style:parent-style-name="Standard">
      <style:text-properties fo:font-weight="normal" officeooo:rsid="0011d2a3" officeooo:paragraph-rsid="0012ef61" style:font-weight-asian="normal" style:font-weight-complex="normal"/>
    </style:style>
    <style:style style:name="P32" style:family="paragraph" style:parent-style-name="Table_20_Contents">
      <style:text-properties officeooo:rsid="000448a7" officeooo:paragraph-rsid="000448a7"/>
    </style:style>
    <style:style style:name="P33" style:family="paragraph" style:parent-style-name="Table_20_Contents">
      <style:text-properties fo:font-weight="bold" officeooo:rsid="000448a7" officeooo:paragraph-rsid="000448a7" style:font-weight-asian="bold" style:font-weight-complex="bold"/>
    </style:style>
    <style:style style:name="P34" style:family="paragraph" style:parent-style-name="Standard">
      <style:paragraph-properties fo:margin-left="1.251cm" fo:margin-right="0cm" fo:text-indent="0cm" style:auto-text-indent="false"/>
      <style:text-properties officeooo:paragraph-rsid="00174f91"/>
    </style:style>
    <style:style style:name="P35" style:family="paragraph" style:parent-style-name="Standard">
      <style:paragraph-properties fo:margin-left="1.251cm" fo:margin-right="0cm" fo:text-indent="0cm" style:auto-text-indent="false"/>
      <style:text-properties fo:font-weight="normal" officeooo:rsid="001892b4" officeooo:paragraph-rsid="001892b4" style:font-weight-asian="normal" style:font-weight-complex="normal"/>
    </style:style>
    <style:style style:name="P36" style:family="paragraph" style:parent-style-name="Standard">
      <style:paragraph-properties fo:margin-left="1.251cm" fo:margin-right="0cm" fo:text-indent="0cm" style:auto-text-indent="false"/>
      <style:text-properties fo:font-weight="normal" officeooo:rsid="00077ce5" officeooo:paragraph-rsid="0019ea9b" style:font-weight-asian="normal" style:font-weight-complex="normal"/>
    </style:style>
    <style:style style:name="P37" style:family="paragraph" style:parent-style-name="Standard">
      <style:paragraph-properties fo:margin-left="1.251cm" fo:margin-right="0cm" fo:text-indent="0cm" style:auto-text-indent="false"/>
      <style:text-properties fo:font-weight="normal" officeooo:rsid="000d7cc1" officeooo:paragraph-rsid="000d7cc1" style:font-weight-asian="normal" style:font-weight-complex="normal"/>
    </style:style>
    <style:style style:name="P38" style:family="paragraph" style:parent-style-name="Standard">
      <style:paragraph-properties fo:margin-left="1.251cm" fo:margin-right="0cm" fo:text-indent="0cm" style:auto-text-indent="false"/>
      <style:text-properties fo:font-weight="normal" officeooo:rsid="00126e4b" officeooo:paragraph-rsid="00126e4b" style:font-weight-asian="normal" style:font-weight-complex="normal"/>
    </style:style>
    <style:style style:name="P39" style:family="paragraph" style:parent-style-name="Standard">
      <style:paragraph-properties fo:margin-left="1.251cm" fo:margin-right="0cm" fo:text-indent="0cm" style:auto-text-indent="false"/>
      <style:text-properties fo:font-weight="bold" officeooo:rsid="001892b4" officeooo:paragraph-rsid="001892b4" style:font-weight-asian="bold" style:font-weight-complex="bold"/>
    </style:style>
    <style:style style:name="P40" style:family="paragraph" style:parent-style-name="Standard">
      <style:paragraph-properties fo:margin-left="1.251cm" fo:margin-right="0cm" fo:text-indent="0cm" style:auto-text-indent="false"/>
      <style:text-properties fo:font-weight="bold" officeooo:rsid="0016fead" officeooo:paragraph-rsid="0016fead" style:font-weight-asian="bold" style:font-weight-complex="bold"/>
    </style:style>
    <style:style style:name="P41" style:family="paragraph" style:parent-style-name="Standard">
      <style:paragraph-properties fo:margin-left="1.251cm" fo:margin-right="0cm" fo:text-indent="0cm" style:auto-text-indent="false"/>
      <style:text-properties fo:font-weight="bold" officeooo:rsid="0019ea9b" officeooo:paragraph-rsid="0019ea9b" style:font-weight-asian="bold" style:font-weight-complex="bold"/>
    </style:style>
    <style:style style:name="P42" style:family="paragraph" style:parent-style-name="Standard">
      <style:paragraph-properties fo:margin-left="1.251cm" fo:margin-right="0cm" fo:text-indent="0cm" style:auto-text-indent="false"/>
      <style:text-properties fo:font-weight="bold" officeooo:rsid="0019ea9b" officeooo:paragraph-rsid="001d925b" style:font-weight-asian="bold" style:font-weight-complex="bold"/>
    </style:style>
    <style:style style:name="P43" style:family="paragraph" style:parent-style-name="Standard">
      <style:paragraph-properties fo:margin-left="1.251cm" fo:margin-right="0cm" fo:text-indent="0cm" style:auto-text-indent="false"/>
      <style:text-properties fo:font-weight="bold" officeooo:rsid="00255e2e" officeooo:paragraph-rsid="00255e2e" style:font-weight-asian="bold" style:font-weight-complex="bold"/>
    </style:style>
    <style:style style:name="P44" style:family="paragraph" style:parent-style-name="Standard">
      <style:paragraph-properties fo:margin-left="1.251cm" fo:margin-right="0cm" fo:text-indent="0cm" style:auto-text-indent="false"/>
      <style:text-properties officeooo:rsid="000046c7" officeooo:paragraph-rsid="000046c7"/>
    </style:style>
    <style:style style:name="P45" style:family="paragraph" style:parent-style-name="Standard">
      <style:paragraph-properties fo:break-before="page"/>
      <style:text-properties fo:font-weight="bold" officeooo:rsid="0016fead" officeooo:paragraph-rsid="0016fead" style:font-weight-asian="bold" style:font-weight-complex="bold"/>
    </style:style>
    <style:style style:name="P46" style:family="paragraph" style:parent-style-name="Standard">
      <style:text-properties fo:font-weight="bold" officeooo:rsid="0016fead" officeooo:paragraph-rsid="0016fead" style:font-weight-asian="bold" style:font-weight-complex="bold"/>
    </style:style>
    <style:style style:name="P47" style:family="paragraph" style:parent-style-name="Standard">
      <style:text-properties fo:font-weight="bold" officeooo:rsid="001d95fe" officeooo:paragraph-rsid="001d95fe" style:font-weight-asian="bold" style:font-weight-complex="bold"/>
    </style:style>
    <style:style style:name="P48" style:family="paragraph" style:parent-style-name="Standard">
      <style:text-properties fo:font-weight="bold" officeooo:rsid="000f4bda" officeooo:paragraph-rsid="002073eb" style:font-weight-asian="bold" style:font-weight-complex="bold"/>
    </style:style>
    <style:style style:name="P49" style:family="paragraph" style:parent-style-name="Standard">
      <style:text-properties fo:font-weight="bold" officeooo:rsid="00223955" officeooo:paragraph-rsid="00223955" style:font-weight-asian="bold" style:font-weight-complex="bold"/>
    </style:style>
    <style:style style:name="P50" style:family="paragraph" style:parent-style-name="Standard" style:list-style-name="L21">
      <style:text-properties fo:font-weight="bold" officeooo:rsid="0010210d" officeooo:paragraph-rsid="00223955" style:font-weight-asian="bold" style:font-weight-complex="bold"/>
    </style:style>
    <style:style style:name="P51" style:family="paragraph" style:parent-style-name="Standard">
      <style:text-properties fo:font-weight="bold" officeooo:rsid="0012ef61" officeooo:paragraph-rsid="0022ae62" style:font-weight-asian="bold" style:font-weight-complex="bold"/>
    </style:style>
    <style:style style:name="P52" style:family="paragraph" style:parent-style-name="Standard">
      <style:text-properties fo:font-weight="bold" officeooo:rsid="00148fe9" officeooo:paragraph-rsid="00148fe9" style:font-weight-asian="bold" style:font-weight-complex="bold"/>
    </style:style>
    <style:style style:name="P53" style:family="paragraph" style:parent-style-name="Standard" style:list-style-name="L1">
      <style:text-properties officeooo:rsid="000231d6" officeooo:paragraph-rsid="001892b4"/>
    </style:style>
    <style:style style:name="P54" style:family="paragraph" style:parent-style-name="Standard" style:list-style-name="L1">
      <style:text-properties officeooo:rsid="000231d6" officeooo:paragraph-rsid="000231d6"/>
    </style:style>
    <style:style style:name="P55" style:family="paragraph" style:parent-style-name="Standard" style:list-style-name="L1">
      <style:text-properties officeooo:rsid="00005b96" officeooo:paragraph-rsid="00005b96"/>
    </style:style>
    <style:style style:name="P56" style:family="paragraph" style:parent-style-name="Standard" style:list-style-name="L2">
      <style:text-properties officeooo:rsid="0006483a" officeooo:paragraph-rsid="0006483a"/>
    </style:style>
    <style:style style:name="P57" style:family="paragraph" style:parent-style-name="Standard" style:list-style-name="L3">
      <style:text-properties officeooo:rsid="000448a7" officeooo:paragraph-rsid="000448a7"/>
    </style:style>
    <style:style style:name="P58" style:family="paragraph" style:parent-style-name="Standard" style:list-style-name="L6">
      <style:text-properties officeooo:rsid="00064852" officeooo:paragraph-rsid="00064852"/>
    </style:style>
    <style:style style:name="P59" style:family="paragraph" style:parent-style-name="Standard" style:list-style-name="L6">
      <style:text-properties officeooo:rsid="00064852" officeooo:paragraph-rsid="0019ea9b"/>
    </style:style>
    <style:style style:name="P60" style:family="paragraph" style:parent-style-name="Standard" style:list-style-name="L8">
      <style:text-properties officeooo:rsid="00064852" officeooo:paragraph-rsid="001c9277"/>
    </style:style>
    <style:style style:name="P61" style:family="paragraph" style:parent-style-name="Standard" style:list-style-name="L7">
      <style:text-properties fo:font-weight="normal" officeooo:rsid="00064852" officeooo:paragraph-rsid="0019ea9b" style:font-weight-asian="normal" style:font-weight-complex="normal"/>
    </style:style>
    <style:style style:name="P62" style:family="paragraph" style:parent-style-name="Standard" style:list-style-name="L10">
      <style:text-properties fo:font-weight="normal" officeooo:rsid="00077ce5" officeooo:paragraph-rsid="001c9277" style:font-weight-asian="normal" style:font-weight-complex="normal"/>
    </style:style>
    <style:style style:name="P63" style:family="paragraph" style:parent-style-name="Standard" style:list-style-name="L12">
      <style:text-properties fo:font-weight="normal" officeooo:rsid="00077ce5" officeooo:paragraph-rsid="001d925b" style:font-weight-asian="normal" style:font-weight-complex="normal"/>
    </style:style>
    <style:style style:name="P64" style:family="paragraph" style:parent-style-name="Standard" style:list-style-name="L12">
      <style:text-properties fo:font-weight="normal" officeooo:rsid="00077ce5" officeooo:paragraph-rsid="0019ea9b" style:font-weight-asian="normal" style:font-weight-complex="normal"/>
    </style:style>
    <style:style style:name="P65" style:family="paragraph" style:parent-style-name="Standard" style:list-style-name="L13">
      <style:text-properties fo:font-weight="normal" officeooo:rsid="00077ce5" officeooo:paragraph-rsid="001d925b" style:font-weight-asian="normal" style:font-weight-complex="normal"/>
    </style:style>
    <style:style style:name="P66" style:family="paragraph" style:parent-style-name="Standard" style:list-style-name="L14">
      <style:text-properties fo:font-weight="normal" officeooo:rsid="001d925b" officeooo:paragraph-rsid="001d925b" style:font-weight-asian="normal" style:font-weight-complex="normal"/>
    </style:style>
    <style:style style:name="P67" style:family="paragraph" style:parent-style-name="Standard" style:list-style-name="L16">
      <style:text-properties fo:font-weight="normal" officeooo:rsid="0019ea9b" officeooo:paragraph-rsid="001d925b" style:font-weight-asian="normal" style:font-weight-complex="normal"/>
    </style:style>
    <style:style style:name="P68" style:family="paragraph" style:parent-style-name="Standard" style:list-style-name="L18">
      <style:text-properties fo:font-weight="normal" officeooo:rsid="000d2654" officeooo:paragraph-rsid="000d2654" style:font-weight-asian="normal" style:font-weight-complex="normal"/>
    </style:style>
    <style:style style:name="P69" style:family="paragraph" style:parent-style-name="Standard" style:list-style-name="L18">
      <style:text-properties fo:font-weight="normal" officeooo:rsid="000d7cc1" officeooo:paragraph-rsid="000d7cc1" style:font-weight-asian="normal" style:font-weight-complex="normal"/>
    </style:style>
    <style:style style:name="P70" style:family="paragraph" style:parent-style-name="Standard" style:list-style-name="L20">
      <style:text-properties fo:font-weight="normal" officeooo:rsid="002073eb" officeooo:paragraph-rsid="002073eb" style:font-weight-asian="normal" style:font-weight-complex="normal"/>
    </style:style>
    <style:style style:name="P71" style:family="paragraph" style:parent-style-name="Standard" style:list-style-name="L20">
      <style:text-properties fo:font-weight="normal" officeooo:rsid="000f4bda" officeooo:paragraph-rsid="002073eb" style:font-weight-asian="normal" style:font-weight-complex="normal"/>
    </style:style>
    <style:style style:name="P72" style:family="paragraph" style:parent-style-name="Standard">
      <style:text-properties fo:font-weight="normal" officeooo:rsid="000f4bda" officeooo:paragraph-rsid="002073eb" style:font-weight-asian="normal" style:font-weight-complex="normal"/>
    </style:style>
    <style:style style:name="P73" style:family="paragraph" style:parent-style-name="Standard" style:list-style-name="L19">
      <style:text-properties fo:font-weight="normal" officeooo:rsid="000ea5b9" officeooo:paragraph-rsid="000ea5b9" style:font-weight-asian="normal" style:font-weight-complex="normal"/>
    </style:style>
    <style:style style:name="P74" style:family="paragraph" style:parent-style-name="Standard" style:list-style-name="L21">
      <style:text-properties fo:font-weight="normal" officeooo:rsid="0010210d" officeooo:paragraph-rsid="00223955" style:font-weight-asian="normal" style:font-weight-complex="normal"/>
    </style:style>
    <style:style style:name="P75" style:family="paragraph" style:parent-style-name="Standard" style:list-style-name="L22">
      <style:text-properties fo:font-weight="normal" officeooo:rsid="0011638a" officeooo:paragraph-rsid="0011638a" style:font-weight-asian="normal" style:font-weight-complex="normal"/>
    </style:style>
    <style:style style:name="P76" style:family="paragraph" style:parent-style-name="Standard" style:list-style-name="L22">
      <style:text-properties fo:font-weight="normal" officeooo:rsid="0011d2a3" officeooo:paragraph-rsid="0011d2a3" style:font-weight-asian="normal" style:font-weight-complex="normal"/>
    </style:style>
    <style:style style:name="P77" style:family="paragraph" style:parent-style-name="Standard" style:list-style-name="L23">
      <style:text-properties fo:font-weight="normal" officeooo:rsid="0011d2a3" officeooo:paragraph-rsid="0011d2a3" style:font-weight-asian="normal" style:font-weight-complex="normal"/>
    </style:style>
    <style:style style:name="P78" style:family="paragraph" style:parent-style-name="Standard" style:list-style-name="L24">
      <style:text-properties fo:font-weight="normal" officeooo:rsid="00126e4b" officeooo:paragraph-rsid="00126e4b" style:font-weight-asian="normal" style:font-weight-complex="normal"/>
    </style:style>
    <style:style style:name="P79" style:family="paragraph" style:parent-style-name="Standard" style:list-style-name="L25">
      <style:text-properties fo:font-weight="normal" officeooo:rsid="0012ef61" officeooo:paragraph-rsid="00223955" style:font-weight-asian="normal" style:font-weight-complex="normal"/>
    </style:style>
    <style:style style:name="P80" style:family="paragraph" style:parent-style-name="Standard" style:list-style-name="L27">
      <style:text-properties fo:font-weight="normal" officeooo:rsid="0012ef61" officeooo:paragraph-rsid="0012ef61" style:font-weight-asian="normal" style:font-weight-complex="normal"/>
    </style:style>
    <style:style style:name="P81" style:family="paragraph" style:parent-style-name="Standard" style:list-style-name="L26">
      <style:text-properties fo:font-weight="normal" officeooo:rsid="00223955" officeooo:paragraph-rsid="00223955" style:font-weight-asian="normal" style:font-weight-complex="normal"/>
    </style:style>
    <style:style style:name="P82" style:family="paragraph" style:parent-style-name="Standard" style:list-style-name="L29">
      <style:text-properties fo:font-weight="normal" officeooo:rsid="0022ae62" officeooo:paragraph-rsid="0022ae62" style:font-weight-asian="normal" style:font-weight-complex="normal"/>
    </style:style>
    <style:style style:name="P83" style:family="paragraph" style:parent-style-name="Standard" style:list-style-name="L30">
      <style:text-properties fo:font-weight="normal" officeooo:rsid="00148fe9" officeooo:paragraph-rsid="00148fe9" style:font-weight-asian="normal" style:font-weight-complex="normal"/>
    </style:style>
    <style:style style:name="P84" style:family="paragraph" style:parent-style-name="Standard">
      <style:text-properties fo:font-weight="normal" officeooo:rsid="00148fe9" officeooo:paragraph-rsid="00148fe9" style:font-weight-asian="normal" style:font-weight-complex="normal"/>
    </style:style>
    <style:style style:name="P85" style:family="paragraph" style:parent-style-name="Standard" style:list-style-name="L32">
      <style:text-properties fo:font-weight="normal" officeooo:rsid="00242781" officeooo:paragraph-rsid="00242781" style:font-weight-asian="normal" style:font-weight-complex="normal"/>
    </style:style>
    <style:style style:name="P86" style:family="paragraph" style:parent-style-name="Standard" style:list-style-name="L33">
      <style:text-properties fo:font-weight="normal" officeooo:rsid="002872c9" officeooo:paragraph-rsid="002872c9" style:font-weight-asian="normal" style:font-weight-complex="normal"/>
    </style:style>
    <style:style style:name="P87" style:family="paragraph" style:parent-style-name="Standard" style:list-style-name="L34">
      <style:text-properties fo:font-weight="normal" officeooo:rsid="002872c9" officeooo:paragraph-rsid="002872c9" style:font-weight-asian="normal" style:font-weight-complex="normal"/>
    </style:style>
    <style:style style:name="P88" style:family="paragraph" style:parent-style-name="Standard" style:list-style-name="L34">
      <style:text-properties fo:font-weight="normal" officeooo:rsid="002a64f1" officeooo:paragraph-rsid="002a64f1" style:font-weight-asian="normal" style:font-weight-complex="normal"/>
    </style:style>
    <style:style style:name="P89" style:family="paragraph" style:parent-style-name="Standard" style:list-style-name="L9">
      <style:text-properties officeooo:paragraph-rsid="0019ea9b"/>
    </style:style>
    <style:style style:name="P90" style:family="paragraph" style:parent-style-name="Standard" style:list-style-name="L10">
      <style:text-properties officeooo:rsid="00077ce5" officeooo:paragraph-rsid="001c9277"/>
    </style:style>
    <style:style style:name="P91" style:family="paragraph" style:parent-style-name="Standard" style:list-style-name="L15">
      <style:text-properties officeooo:rsid="00077ce5" officeooo:paragraph-rsid="00077ce5"/>
    </style:style>
    <style:style style:name="P92" style:family="paragraph" style:parent-style-name="Standard" style:list-style-name="L11">
      <style:text-properties officeooo:paragraph-rsid="001c9277"/>
    </style:style>
    <style:style style:name="P93" style:family="paragraph" style:parent-style-name="Standard" style:list-style-name="L17">
      <style:text-properties officeooo:paragraph-rsid="001d95fe"/>
    </style:style>
    <style:style style:name="P94" style:family="paragraph" style:parent-style-name="Standard" style:list-style-name="L17">
      <style:text-properties officeooo:rsid="001d95fe" officeooo:paragraph-rsid="001d95fe"/>
    </style:style>
    <style:style style:name="P95" style:family="paragraph" style:parent-style-name="Standard" style:list-style-name="L19">
      <style:text-properties officeooo:paragraph-rsid="000ea5b9"/>
    </style:style>
    <style:style style:name="P96" style:family="paragraph" style:parent-style-name="Standard" style:list-style-name="L28">
      <style:text-properties officeooo:paragraph-rsid="0022ae62"/>
    </style:style>
    <style:style style:name="P97" style:family="paragraph" style:parent-style-name="Standard" style:list-style-name="L31">
      <style:text-properties officeooo:paragraph-rsid="00148fe9"/>
    </style:style>
    <style:style style:name="P98" style:family="paragraph" style:parent-style-name="Standard">
      <style:paragraph-properties fo:margin-left="1.251cm" fo:margin-right="0cm" fo:text-indent="0cm" style:auto-text-indent="false"/>
      <style:text-properties fo:font-weight="bold" officeooo:rsid="00174f91" officeooo:paragraph-rsid="00174f91" style:font-weight-asian="bold" style:font-weight-complex="bold"/>
    </style:style>
    <style:style style:name="P99" style:family="paragraph" style:parent-style-name="Standard">
      <style:paragraph-properties fo:margin-left="1.251cm" fo:margin-right="0cm" fo:text-indent="0cm" style:auto-text-indent="false"/>
      <style:text-properties fo:font-weight="bold" officeooo:rsid="000046c7" officeooo:paragraph-rsid="00174f91" style:font-weight-asian="bold" style:font-weight-complex="bold"/>
    </style:style>
    <style:style style:name="P100" style:family="paragraph" style:parent-style-name="Standard">
      <style:paragraph-properties fo:margin-left="1.251cm" fo:margin-right="0cm" fo:text-indent="0cm" style:auto-text-indent="false"/>
      <style:text-properties fo:font-weight="bold" officeooo:rsid="0016fead" officeooo:paragraph-rsid="00174f91" style:font-weight-asian="bold" style:font-weight-complex="bold"/>
    </style:style>
    <style:style style:name="P101" style:family="paragraph" style:parent-style-name="Standard">
      <style:paragraph-properties fo:margin-left="1.251cm" fo:margin-right="0cm" fo:text-indent="0cm" style:auto-text-indent="false"/>
      <style:text-properties fo:font-weight="bold" officeooo:rsid="0019ea9b" officeooo:paragraph-rsid="001c9277" style:font-weight-asian="bold" style:font-weight-complex="bold"/>
    </style:style>
    <style:style style:name="P102" style:family="paragraph" style:parent-style-name="Standard">
      <style:paragraph-properties fo:margin-left="1.251cm" fo:margin-right="0cm" fo:text-indent="0cm" style:auto-text-indent="false"/>
      <style:text-properties fo:font-weight="bold" officeooo:rsid="0019ea9b" officeooo:paragraph-rsid="0019ea9b" style:font-weight-asian="bold" style:font-weight-complex="bold"/>
    </style:style>
    <style:style style:name="P103" style:family="paragraph" style:parent-style-name="Standard">
      <style:paragraph-properties fo:margin-left="1.251cm" fo:margin-right="0cm" fo:text-indent="0cm" style:auto-text-indent="false"/>
      <style:text-properties fo:font-weight="bold" officeooo:rsid="00255e2e" officeooo:paragraph-rsid="00255e2e" style:font-weight-asian="bold" style:font-weight-complex="bold"/>
    </style:style>
    <style:style style:name="P104" style:family="paragraph" style:parent-style-name="Standard">
      <style:paragraph-properties fo:margin-left="1.251cm" fo:margin-right="0cm" fo:text-indent="0cm" style:auto-text-indent="false"/>
      <style:text-properties fo:font-weight="normal" officeooo:rsid="000046c7" officeooo:paragraph-rsid="00174f91" style:font-weight-asian="normal" style:font-weight-complex="normal"/>
    </style:style>
    <style:style style:name="P105" style:family="paragraph" style:parent-style-name="Standard">
      <style:paragraph-properties fo:margin-left="1.251cm" fo:margin-right="0cm" fo:text-indent="0cm" style:auto-text-indent="false"/>
      <style:text-properties fo:font-weight="normal" officeooo:rsid="001892b4" officeooo:paragraph-rsid="001892b4" style:font-weight-asian="normal" style:font-weight-complex="normal"/>
    </style:style>
    <style:style style:name="P106" style:family="paragraph" style:parent-style-name="Standard">
      <style:paragraph-properties fo:margin-left="1.251cm" fo:margin-right="0cm" fo:text-indent="0cm" style:auto-text-indent="false" fo:break-before="page"/>
      <style:text-properties fo:font-weight="bold" officeooo:rsid="0019ea9b" officeooo:paragraph-rsid="001d925b" style:font-weight-asian="bold" style:font-weight-complex="bold"/>
    </style:style>
    <style:style style:name="P107" style:family="paragraph" style:parent-style-name="Standard" style:list-style-name="L4">
      <style:paragraph-properties fo:margin-left="2.501cm" fo:margin-right="0cm" fo:text-indent="-0.635cm" style:auto-text-indent="false"/>
      <style:text-properties officeooo:rsid="0016fead" officeooo:paragraph-rsid="001b9965"/>
    </style:style>
    <style:style style:name="P108" style:family="paragraph" style:parent-style-name="Standard" style:list-style-name="L5">
      <style:paragraph-properties fo:margin-left="2.501cm" fo:margin-right="0cm" fo:text-indent="-0.635cm" style:auto-text-indent="false"/>
      <style:text-properties officeooo:rsid="0006483a" officeooo:paragraph-rsid="001b9965"/>
    </style:style>
    <style:style style:name="P109" style:family="paragraph" style:parent-style-name="Standard">
      <style:paragraph-properties fo:break-before="page"/>
      <style:text-properties fo:font-weight="bold" officeooo:rsid="00223955" officeooo:paragraph-rsid="00223955" style:font-weight-asian="bold" style:font-weight-complex="bold"/>
    </style:style>
    <style:style style:name="T1" style:family="text">
      <style:text-properties fo:color="#800000" style:text-underline-style="solid" style:text-underline-width="auto" style:text-underline-color="font-color" fo:font-weight="bold" officeooo:rsid="00085416"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085416" style:font-weight-asian="bold" style:font-weight-complex="bold"/>
    </style:style>
    <style:style style:name="T4" style:family="text">
      <style:text-properties fo:font-weight="bold" officeooo:rsid="000ea5b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4f91" style:font-weight-asian="normal" style:font-weight-complex="normal"/>
    </style:style>
    <style:style style:name="T7" style:family="text">
      <style:text-properties fo:font-weight="normal" officeooo:rsid="000046c7" style:font-weight-asian="normal" style:font-weight-complex="normal"/>
    </style:style>
    <style:style style:name="T8" style:family="text">
      <style:text-properties fo:font-weight="normal" officeooo:rsid="001892b4" style:font-weight-asian="normal" style:font-weight-complex="normal"/>
    </style:style>
    <style:style style:name="T9" style:family="text">
      <style:text-properties fo:font-weight="normal" officeooo:rsid="00064852" style:font-weight-asian="normal" style:font-weight-complex="normal"/>
    </style:style>
    <style:style style:name="T10" style:family="text">
      <style:text-properties fo:font-weight="normal" officeooo:rsid="00077ce5" style:font-weight-asian="normal" style:font-weight-complex="normal"/>
    </style:style>
    <style:style style:name="T11" style:family="text">
      <style:text-properties fo:font-weight="normal" officeooo:rsid="001c9277" style:font-weight-asian="normal" style:font-weight-complex="normal"/>
    </style:style>
    <style:style style:name="T12" style:family="text">
      <style:text-properties fo:font-weight="normal" officeooo:rsid="000ea5b9" style:font-weight-asian="normal" style:font-weight-complex="normal"/>
    </style:style>
    <style:style style:name="T13" style:family="text">
      <style:text-properties fo:font-weight="normal" officeooo:rsid="00223955" style:font-weight-asian="normal" style:font-weight-complex="normal"/>
    </style:style>
    <style:style style:name="T14" style:family="text">
      <style:text-properties fo:font-weight="normal" officeooo:rsid="0012ef61" style:font-weight-asian="normal" style:font-weight-complex="normal"/>
    </style:style>
    <style:style style:name="T15" style:family="text">
      <style:text-properties fo:font-weight="normal" officeooo:rsid="00148fe9" style:font-weight-asian="normal" style:font-weight-complex="normal"/>
    </style:style>
    <style:style style:name="T16" style:family="text">
      <style:text-properties fo:font-weight="normal" officeooo:rsid="0022ae62" style:font-weight-asian="normal" style:font-weight-complex="normal"/>
    </style:style>
    <style:style style:name="T17" style:family="text">
      <style:text-properties officeooo:rsid="001892b4"/>
    </style:style>
    <style:style style:name="T18" style:family="text">
      <style:text-properties officeooo:rsid="000448a7"/>
    </style:style>
    <style:style style:name="T19" style:family="text">
      <style:text-properties officeooo:rsid="001d925b"/>
    </style:style>
    <style:style style:name="T20" style:family="text">
      <style:text-properties officeooo:rsid="00085416"/>
    </style:style>
    <style:style style:name="T21" style:family="text">
      <style:text-properties officeooo:rsid="00223955"/>
    </style:style>
    <style:style style:name="T22" style:family="text">
      <style:text-properties officeooo:rsid="0010210d"/>
    </style:style>
    <style:style style:name="T2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P1</text:p>
      <text:p text:style-name="P11"/>
      <text:p text:style-name="P16">Exercice 1 : Manipulation du système de fichiers</text:p>
      <text:p text:style-name="P10"/>
      <text:p text:style-name="P16">Q 1. Créez une hiérarchie tpfs-retour , semblable à celle ci-dessous, dans votre répertoire de travail principal sous le répertoire systeme</text:p>
      <text:p text:style-name="P44"><text:s/>mkdir systeme</text:p>
      <text:p text:style-name="P44"><text:s/>mkdir systeme/tpfs</text:p>
      <text:p text:style-name="P44"><text:s/>mkdir systeme/tpfs/a-faire</text:p>
      <text:p text:style-name="P44"><text:s/>echo algo2 &gt; systeme/tpfs/a-faire/Algo2</text:p>
      <text:p text:style-name="P44"><text:s/>echo anglais &gt; systeme/tpfs/a-faire/Anglais</text:p>
      <text:p text:style-name="P44"><text:s/>echo math &gt; systeme/tpfs/a-faire/Math</text:p>
      <text:p text:style-name="P44"><text:s/>mkdir systeme/tpfs/fait</text:p>
      <text:p text:style-name="P44"><text:s/>echo gestion &gt; systeme/tpfs/fait/Gestion</text:p>
      <text:p text:style-name="P44"><text:s/>echo algo &gt; systeme/tpfs/fait/Algo</text:p>
      <text:p text:style-name="P1"/>
      <text:p text:style-name="P17">Q 2. Mettez dans un fichier nommé reponses du répertoire tpfs les réponses (une réponse par ligne) aux questions suivantes :</text:p>
      <text:p text:style-name="P98">1. placez-vous dans le répertoire a-faire et donnez la commande que vous avez exécutée</text:p>
      <text:p text:style-name="P34"><text:span text:style-name="T6">cd ~/</text:span><text:span text:style-name="T7">systeme/tpfs/a-faire/</text:span></text:p>
      <text:p text:style-name="P99">2. donnez le chemin absolu du fichier gestion</text:p>
      <text:p text:style-name="P104">/home/infoetu/vieiras/systeme/tpfs/a-faire/Gestion</text:p>
      <text:p text:style-name="P98">3. donnez le chemin relatif le plus court vers Algo</text:p>
      <text:p text:style-name="P35">../fait/Algo</text:p>
      <text:p text:style-name="P39">4. donnez le chemin relatif le plus court vers Anglais</text:p>
      <text:p text:style-name="P35">./Anglais</text:p>
      <text:p text:style-name="P2"/>
      <text:p text:style-name="P16">Q 3. Vérifiez que les chemins que vous avez spécifiés sont corrects en utilisant la commande cat pour visualiser leurs contenus.</text:p>
      <text:list xml:id="list1494748105210468146" text:style-name="L1">
        <text:list-item>
          <text:p text:style-name="P53"><text:s/>cat <text:span text:style-name="T8">../fait/Algo</text:span></text:p>
          <text:list>
            <text:list-header>
              <text:p text:style-name="P54">algo </text:p>
            </text:list-header>
          </text:list>
        </text:list-item>
        <text:list-item>
          <text:p text:style-name="P53"><text:s/>cat <text:span text:style-name="T8">./Anglais</text:span></text:p>
          <text:list>
            <text:list-header>
              <text:p text:style-name="P54">anglais</text:p>
            </text:list-header>
          </text:list>
          <text:p text:style-name="P55"/>
        </text:list-item>
      </text:list>
      <text:p text:style-name="P16">Q 4. Utilisez la commande ls pour trouver les inodes des différents fichiers créés.</text:p>
      <text:list xml:id="list6703946921298162419" text:style-name="L2">
        <text:list-item>
          <text:p text:style-name="P56">ls -i</text:p>
        </text:list-item>
      </text:list>
      <text:p text:style-name="P16"/>
      <text:p text:style-name="P16">Q 5. Sur une feuille, représentez la hiérarchie avec les différents inodes.</text:p>
      <text:p text:style-name="P5"><text:span text:style-name="T17">s</text:span>ysteme/<text:tab/>125174771</text:p>
      <text:p text:style-name="P6">└── tpfs<text:tab/><text:span text:style-name="T18">125174791</text:span></text:p>
      <text:p text:style-name="P5"><text:s text:c="4"/>├── a-faire<text:tab/>125505141</text:p>
      <text:p text:style-name="P5"><text:s text:c="4"/>│   ├── Algo2<text:tab/>125963505</text:p>
      <text:p text:style-name="P5"><text:s text:c="4"/>│   ├── Anglais<text:tab/>125505143 </text:p>
      <text:p text:style-name="P5"><text:s text:c="4"/>│   └── Math<text:tab/>125505144 </text:p>
      <text:p text:style-name="P5"><text:s text:c="4"/>├── fait<text:tab/>125963505</text:p>
      <text:p text:style-name="P5"><text:s text:c="4"/>│   ├── Algo<text:tab/>125963509</text:p>
      <text:p text:style-name="P5"><text:s text:c="4"/>│   └── Gestion<text:tab/>125963510</text:p>
      <text:p text:style-name="P6"><text:s text:c="4"/>└── reponses<text:tab/>125176312 </text:p>
      <text:p text:style-name="P4"/>
      <text:p text:style-name="P16"/>
      <text:p text:style-name="P45">Q 6. Trouvez le numéro de périphérique de chacun des fichiers.</text:p>
      <text:p text:style-name="P7"/>
      <text:list xml:id="list545037899713932946" text:style-name="L3">
        <text:list-item>
          <text:p text:style-name="P57"><text:s/>stat -c %d ~/systeme/tpfs/a-faire/Anglais </text:p>
          <text:list>
            <text:list-header>
              <text:p text:style-name="P57">35</text:p>
            </text:list-header>
          </text:list>
        </text:list-item>
        <text:list-item>
          <text:p text:style-name="P57"><text:s/>stat -c %d ~/systeme/tpfs/a-faire/Algo2 </text:p>
          <text:list>
            <text:list-header>
              <text:p text:style-name="P57">35</text:p>
            </text:list-header>
          </text:list>
        </text:list-item>
        <text:list-item>
          <text:p text:style-name="P57"><text:s/>stat -c %d ~/systeme/tpfs/fait/Algo </text:p>
          <text:list>
            <text:list-header>
              <text:p text:style-name="P57">35</text:p>
            </text:list-header>
          </text:list>
        </text:list-item>
        <text:list-item>
          <text:p text:style-name="P57"><text:s/>stat -c %d ~/systeme/tpfs/fait/Gestion </text:p>
          <text:list>
            <text:list-header>
              <text:p text:style-name="P57">35</text:p>
            </text:list-header>
          </text:list>
        </text:list-item>
        <text:list-item>
          <text:p text:style-name="P57"><text:s/>stat -c %d ~/systeme/tpfs/fait/</text:p>
          <text:list>
            <text:list-header>
              <text:p text:style-name="P57">35</text:p>
            </text:list-header>
          </text:list>
        </text:list-item>
        <text:list-item>
          <text:p text:style-name="P57"><text:s/>stat -c %d ~/systeme/tpfs/a-faire/</text:p>
          <text:list>
            <text:list-header>
              <text:p text:style-name="P57">35</text:p>
            </text:list-header>
          </text:list>
        </text:list-item>
      </text:list>
      <text:p text:style-name="P7"/>
      <text:p text:style-name="P16">Q 7. Sur une feuille, représentez sous forme de tableaux le contenu des répertoires tpfs , a-faire et fait .</text:p>
      <text:p text:style-name="P7"/>
      <table:table table:name="Tableau1" table:style-name="Tableau1">
        <table:table-column table:style-name="Tableau1.A"/>
        <table:table-column table:style-name="Tableau1.B"/>
        <table:table-row>
          <table:table-cell table:style-name="Tableau1.A1" office:value-type="string">
            <text:p text:style-name="P33">Nom</text:p>
          </table:table-cell>
          <table:table-cell table:style-name="Tableau1.B1" office:value-type="string">
            <text:p text:style-name="P33">Inode</text:p>
          </table:table-cell>
        </table:table-row>
        <table:table-row>
          <table:table-cell table:style-name="Tableau1.A2" office:value-type="string">
            <text:p text:style-name="P32">tpfs</text:p>
          </table:table-cell>
          <table:table-cell table:style-name="Tableau1.B2" office:value-type="string">
            <text:p text:style-name="P32">125174791</text:p>
          </table:table-cell>
        </table:table-row>
        <table:table-row>
          <table:table-cell table:style-name="Tableau1.A2" office:value-type="string">
            <text:p text:style-name="P32">a-faire</text:p>
          </table:table-cell>
          <table:table-cell table:style-name="Tableau1.B2" office:value-type="string">
            <text:p text:style-name="P3">125505141</text:p>
          </table:table-cell>
        </table:table-row>
        <table:table-row>
          <table:table-cell table:style-name="Tableau1.A2" office:value-type="string">
            <text:p text:style-name="P32">fait</text:p>
          </table:table-cell>
          <table:table-cell table:style-name="Tableau1.B2" office:value-type="string">
            <text:p text:style-name="P3">125963505</text:p>
          </table:table-cell>
        </table:table-row>
      </table:table>
      <text:p text:style-name="P7"/>
      <text:p text:style-name="P7"/>
      <text:p text:style-name="P16">Q 8. Réalisez la suite d’opérations demandées :</text:p>
      <text:p text:style-name="P16"/>
      <text:p text:style-name="P100">1. recopiez le fichier Algo2 dans le fichier Algorithmique</text:p>
      <text:list xml:id="list6869321866048646783" text:style-name="L4">
        <text:list-item>
          <text:p text:style-name="P107">cp ./Algo2 Algorithmique</text:p>
        </text:list-item>
        <text:list-item>
          <text:p text:style-name="P107">echo cp ./Algo2 Algorithmique &gt;&gt; ../reponses </text:p>
        </text:list-item>
      </text:list>
      <text:p text:style-name="P40">2. recopiez le fichier Algo2 dans le fichier Algo du répertoire fait</text:p>
      <text:list xml:id="list4319071688308947016" text:style-name="L5">
        <text:list-item>
          <text:p text:style-name="P108">cp ./Algo2 ../fait/Algo </text:p>
        </text:list-item>
        <text:list-item>
          <text:p text:style-name="P108">echo cp ./Algo2 ../fait/Algo <text:s/>&gt;&gt; ../reponses </text:p>
        </text:list-item>
      </text:list>
      <text:p text:style-name="P41">3. renommez le fichier Anglais en English </text:p>
      <text:list xml:id="list7469792975989544779" text:style-name="L6">
        <text:list-item>
          <text:p text:style-name="P58">mv ./Anglais ./English</text:p>
        </text:list-item>
        <text:list-item>
          <text:p text:style-name="P59">echo mv ./Anglais ./English &gt;&gt; ../reponses </text:p>
        </text:list-item>
      </text:list>
      <text:p text:style-name="P41">4. déplacez le fichier English dans le répertoire fait</text:p>
      <text:list xml:id="list1692626014348410249" text:style-name="L7">
        <text:list-item>
          <text:p text:style-name="P61">mv ./English ../fait/</text:p>
        </text:list-item>
        <text:list-item>
          <text:p text:style-name="P61">echo mv ./English ../fait/ &gt;&gt; ../reponses </text:p>
        </text:list-item>
      </text:list>
      <text:p text:style-name="P101">5. faites en sorte que le fichier Math s’appelle également Abandon dans le répertoire fait (on le surnomme)</text:p>
      <text:list xml:id="list966049688727313691" text:style-name="L8">
        <text:list-item>
          <text:p text:style-name="P60">ln ./Math ../fait/Abandon</text:p>
        </text:list-item>
      </text:list>
      <text:p text:style-name="P41">6. éditez le fichier Abandon et y mettre le mot regret</text:p>
      <text:list xml:id="list8875919471187596058" text:style-name="L9">
        <text:list-item>
          <text:p text:style-name="P89"><text:span text:style-name="T10">nano ../</text:span><text:span text:style-name="T9">fait/</text:span><text:span text:style-name="T10">Abandon</text:span></text:p>
        </text:list-item>
      </text:list>
      <text:p text:style-name="P41">7. visualisez le contenu du fichier Math</text:p>
      <text:list xml:id="list6372627625808905071" text:style-name="L10">
        <text:list-item>
          <text:p text:style-name="P62">cat Math</text:p>
          <text:p text:style-name="P90">math</text:p>
        </text:list-item>
      </text:list>
      <text:p text:style-name="P41">8. créez un lien symbolique nommé Persevere pointant sur le fichier Abandon</text:p>
      <text:list xml:id="list8378455898058058172" text:style-name="L11">
        <text:list-item>
          <text:p text:style-name="P92"><text:span text:style-name="T11">ln -s Persevere </text:span><text:span text:style-name="T10">../</text:span><text:span text:style-name="T9">fait/</text:span><text:span text:style-name="T10">Abandon</text:span></text:p>
          <text:p text:style-name="P92"/>
        </text:list-item>
      </text:list>
      <text:p text:style-name="P106">9. visualisez le contenu du fichier Persevere</text:p>
      <text:list xml:id="list2071727398426588070" text:style-name="L12">
        <text:list-item>
          <text:p text:style-name="P63">cat Persevere </text:p>
          <text:p text:style-name="P64">math</text:p>
        </text:list-item>
      </text:list>
      <text:p text:style-name="P41">10. supprimez le fichier Abandon </text:p>
      <text:list xml:id="list8462255120883473350" text:style-name="L13">
        <text:list-item>
          <text:p text:style-name="P65">rm ../fait/Abandon </text:p>
        </text:list-item>
      </text:list>
      <text:p text:style-name="P41">11. visualisez le contenu du fichier Persevere</text:p>
      <text:list xml:id="list3885664724645021240" text:style-name="L14">
        <text:list-item>
          <text:p text:style-name="P66">cat Persevere</text:p>
          <text:p text:style-name="P66">math</text:p>
        </text:list-item>
      </text:list>
      <text:p text:style-name="P41">12. visualisez le contenu du fichier Math </text:p>
      <text:list xml:id="list7795714286757798125" text:style-name="L15">
        <text:list-item>
          <text:p text:style-name="P91">cat Math</text:p>
        </text:list-item>
      </text:list>
      <text:p text:style-name="P36"><text:tab/>math</text:p>
      <text:p text:style-name="P42">13. créez le répertoire plustard</text:p>
      <text:list xml:id="list6910528125478418616" text:style-name="L16">
        <text:list-item>
          <text:p text:style-name="P67"><text:span text:style-name="T19">mkdir plustard</text:span> </text:p>
        </text:list-item>
      </text:list>
      <text:p text:style-name="P41">14. faites en sorte que le fichier Math s’appelle aussi Sauvegarde dans le répertoire /tmp</text:p>
      <text:p text:style-name="P9"><text:tab/><text:tab/>echo ln Math /tmp/Sauvegarde --&gt; ne fonctionne pas donc ln -s pour <text:span text:style-name="T19">créer un </text:span>lien <text:tab/><text:tab/>symbolique car /tmp est dans un autre disque</text:p>
      <text:p text:style-name="P8"/>
      <text:p text:style-name="P47">Q 9. Déterminez le nombre de noms du répertoire a-faire et à quoi ils correspondent.</text:p>
      <text:list xml:id="list5063974146126896037" text:style-name="L17">
        <text:list-item>
          <text:p text:style-name="P93"><text:span text:style-name="T20">drwxr-xr-x </text:span><text:span text:style-name="T1">3</text:span><text:span text:style-name="T3"> </text:span><text:span text:style-name="T20">vieiras infoetu 4096 sept. 15 10:00 a-faire</text:span></text:p>
          <text:p text:style-name="P94">correspond au nombre de liens</text:p>
        </text:list-item>
      </text:list>
      <text:p text:style-name="P8"/>
      <text:p text:style-name="P8"/>
      <text:p text:style-name="P18">Exercice 2 : Gestion des droits</text:p>
      <text:p text:style-name="P10"/>
      <text:p text:style-name="P19">Q 1. Placez vous dans le répertoire tpfs . A l’aide de la commande id déterminez votre groupe principal ( gid ). Vérifiez ensuite (sans vous déplacer) que le répertoire tpfs est accessible aux membres de votre groupe. Si ce n’est pas le cas, rendez le accessible.</text:p>
      <text:list xml:id="list1668466130106790279" text:style-name="L18">
        <text:list-item>
          <text:p text:style-name="P68">id</text:p>
          <text:p text:style-name="P68">uid=1738(vieiras) <text:span text:style-name="T2">gid=1005(infoetu)</text:span> </text:p>
        </text:list-item>
      </text:list>
      <text:p text:style-name="P23"/>
      <text:list xml:id="list124811744684200" text:continue-numbering="true" text:style-name="L18">
        <text:list-item>
          <text:p text:style-name="P69">ls -l ~/systeme/</text:p>
        </text:list-item>
      </text:list>
      <text:p text:style-name="P37">total 4</text:p>
      <text:p text:style-name="P37">drwx<text:span text:style-name="T2">r-x</text:span>r-x 4 vieiras infoetu 4096 sept. 15 08:41 tpfs</text:p>
      <text:p text:style-name="P24"/>
      <text:list xml:id="list5182522931230636315" text:style-name="L19">
        <text:list-item>
          <text:p text:style-name="P95"><text:span text:style-name="T12">drwx</text:span><text:span text:style-name="T4">rwx</text:span><text:span text:style-name="T12">r-x 4 vieiras infoetu 4096 sept. 15 08:41 tpfs</text:span></text:p>
        </text:list-item>
      </text:list>
      <text:p text:style-name="P24"/>
      <text:p text:style-name="P20">Q 2. Créez un répertoire prive dans lequel vous créerez un fichier nommé prive contenant votre nom de login.</text:p>
      <text:list xml:id="list4965199296368879426" text:style-name="L20">
        <text:list-item>
          <text:p text:style-name="P70">mkdir prive</text:p>
        </text:list-item>
        <text:list-item>
          <text:p text:style-name="P71">echo vieiras &gt; prive/prive</text:p>
        </text:list-item>
      </text:list>
      <text:p text:style-name="P72"/>
      <text:p text:style-name="P48">Q 3. En utilisant la forme symbolique, interdire l’accès au répertoire prive pour les membres du groupe et les autres. La commande est-elle unique ?</text:p>
      <text:list xml:id="list124811672522990" text:continue-list="list5182522931230636315" text:style-name="L19">
        <text:list-item>
          <text:p text:style-name="P73">chmod go-rx prive</text:p>
        </text:list-item>
      </text:list>
      <text:p text:style-name="P24"><text:tab/>drwx------ 2 vieiras infoetu 4096 sept. 15 10:43 prive</text:p>
      <text:p text:style-name="P24"/>
      <text:p text:style-name="P28"/>
      <text:p text:style-name="P109">Q 4. Créez un répertoire partage :</text:p>
      <text:p text:style-name="P21">– Dans ce répertoire créez un fichier lecture dans lequel vous mettrez votre nom de login. Ce fichier devra être consultable mais non modifiable par les membres de votre groupe principal et non lisible/modifiable par les autres. Modifiez les droits en utilisant la forme numérique.</text:p>
      <text:list xml:id="list8239011850300811042" text:style-name="L21">
        <text:list-item>
          <text:p text:style-name="P74">echo vieiras &gt; ./partage/lecture</text:p>
        </text:list-item>
        <text:list-item>
          <text:p text:style-name="P74">chmod 740 ./partage/lecture </text:p>
        </text:list-item>
      </text:list>
      <text:p text:style-name="P21">– Dans le répertoire partage créez un fichier ecriture dans lequel vous mettrez votre nom de login. Ce fichier devra être consultable et modifiable par les membres de votre groupe principal mais pas par les autres. Modifiez les droits en utilisant la forme numérique.</text:p>
      <text:list xml:id="list124812544990691" text:continue-numbering="true" text:style-name="L21">
        <text:list-item>
          <text:p text:style-name="P50"><text:span text:style-name="T5">echo vieiras &gt; ./partage/</text:span><text:span text:style-name="T13">ecriture</text:span></text:p>
        </text:list-item>
      </text:list>
      <text:list xml:id="list711544676591569184" text:style-name="L22">
        <text:list-item>
          <text:p text:style-name="P75">chmod 660 ./partage/ecriture</text:p>
        </text:list-item>
      </text:list>
      <text:p text:style-name="P29"/>
      <text:p text:style-name="P21">Q 8. Essayez de modifier ce fichier en y ajoutant votre login sur la dernière ligne. Que se passe-t-il ? Pourquoi ?</text:p>
      <text:list xml:id="list124812726016775" text:continue-numbering="true" text:style-name="L22">
        <text:list-item>
          <text:p text:style-name="P76">echo vieiras &gt; ./partage/lescallr</text:p>
        </text:list-item>
      </text:list>
      <text:list xml:id="list5878295688051663824" text:style-name="L23">
        <text:list-item>
          <text:p text:style-name="P77">bash: ./partage/lescallr: Permission non accordée</text:p>
        </text:list-item>
        <text:list-item>
          <text:p text:style-name="P77">dossier créé par un tiers donc il est le propriétaire du fichiers</text:p>
        </text:list-item>
      </text:list>
      <text:p text:style-name="P30"/>
      <text:p text:style-name="P21">Q 9. Essayez de supprimer ce fichier. Que se passe-t-il ? Pourquoi ?</text:p>
      <text:list xml:id="list4778640356060783206" text:style-name="L24">
        <text:list-item>
          <text:p text:style-name="P78">rm ./partage/lescallr </text:p>
        </text:list-item>
      </text:list>
      <text:p text:style-name="P38">Je peux le supprimer car j'ai les droits d'écriture sur le dossier</text:p>
      <text:p text:style-name="P25"/>
      <text:p text:style-name="P21">Q 10. Demandez à votre voisin de supprimer votre fichier lecture . Que se passe-t-il ? Pourquoi ?</text:p>
      <text:list xml:id="list8050517005622247605" text:style-name="L25">
        <text:list-item>
          <text:p text:style-name="P79">rm ~lescallr/systeme/tpfs/partage/lecture </text:p>
        </text:list-item>
      </text:list>
      <text:p text:style-name="P26"><text:span text:style-name="T21"><text:tab/>A</text:span>utorisé car le groupe a les droits d'écriture</text:p>
      <text:p text:style-name="P26"/>
      <text:p text:style-name="P21">Q 11. Dans le répertoire tpfs , éditer le fichier salut avec le contenu suivant </text:p>
      <text:list xml:id="list2149054180901405835" text:style-name="L26">
        <text:list-item>
          <text:p text:style-name="P81">echo echo Hello World <text:span text:style-name="T22">&gt; .</text:span>salut</text:p>
        </text:list-item>
      </text:list>
      <text:p text:style-name="P12"/>
      <text:p text:style-name="P15">Q 12. Tentez d’exécuter ce fichier en tapant ./salut . Modifiez ensuite les droits en utilisant la forme symbolique afin qu’il puisse s’exécuter. Testez à nouveau.</text:p>
      <text:list xml:id="list980415670406112091" text:style-name="L27">
        <text:list-item>
          <text:p text:style-name="P80">chmod u+x salut</text:p>
        </text:list-item>
      </text:list>
      <text:p text:style-name="P26"/>
      <text:p text:style-name="P15">Q 13. Déterminez votre masque courant de création de fichier.</text:p>
      <text:list xml:id="list109259253283938623" text:style-name="L28">
        <text:list-item>
          <text:p text:style-name="P96"><text:span text:style-name="T14">le masque courant est </text:span><text:span text:style-name="T15">0022</text:span></text:p>
        </text:list-item>
      </text:list>
      <text:p text:style-name="P13"/>
      <text:p text:style-name="P51">Q 14. Dans le répertoire tpfs créez un répertoire tmp .</text:p>
      <text:list xml:id="list5694191933830258940" text:style-name="L29">
        <text:list-item>
          <text:p text:style-name="P82">mkdir tmp</text:p>
        </text:list-item>
      </text:list>
      <text:p text:style-name="P31"/>
      <text:p text:style-name="P12">Q 15. En comparant les droits demandés ( 0777 ), votre masque et les droits accordés par le système, déterminez quelle expression a été utilisée pour déterminer les droits qui ont été fixé à tmp .</text:p>
      <text:list xml:id="list7255262014900706351" text:style-name="L30">
        <text:list-item>
          <text:p text:style-name="P83">drwxr-xr-x 2 vieiras infoetu 4096 sept. 15 11:38 tmp</text:p>
        </text:list-item>
      </text:list>
      <text:p text:style-name="P27"/>
      <text:p text:style-name="P14">Q 16. Modifiez votre masque pour que la création des fichiers permettent par défaut la modification par les membres du groupe.</text:p>
      <text:list xml:id="list5320449104540859181" text:style-name="L31">
        <text:list-item>
          <text:p text:style-name="P97"><text:span text:style-name="T16">Umask </text:span><text:span text:style-name="T15">0002</text:span></text:p>
        </text:list-item>
      </text:list>
      <text:p text:style-name="P27"/>
      <text:p text:style-name="P14">Q 17. Vérifiez que votre masque est correct en créant un fichier verif dans le répertoire tmp </text:p>
      <text:list xml:id="list3360598814569069342" text:style-name="L32">
        <text:list-item>
          <text:p text:style-name="P85">touch tmp/verif</text:p>
        </text:list-item>
      </text:list>
      <text:p text:style-name="P22"><text:soft-page-break/>Exercice 3 : Recherche de données dans les bases système</text:p>
      <text:p text:style-name="P22"/>
      <text:p text:style-name="P22">Q 1. La commande <text:span text:style-name="T23">getent passwd </text:span>permet d’afficher la liste des informations concernant les utilisateurs du système. <text:s/>En utilisant les tubes et des filtres écrivez les commandes permettant d’effectuer les actions suivantes :</text:p>
      <text:p text:style-name="P43">1. afficher le nombre d’utilisateurs du système.</text:p>
      <text:list xml:id="list8311524873699703812" text:style-name="L33">
        <text:list-item>
          <text:p text:style-name="P86">getent passwd|wc -l</text:p>
          <text:p text:style-name="P86">1179</text:p>
        </text:list-item>
      </text:list>
      <text:p text:style-name="P43"/>
      <text:p text:style-name="P43">2. afficher le nombre de prénoms différents parmi tous les utilisateurs.</text:p>
      <text:p text:style-name="P43"/>
      <text:p text:style-name="P43">3. afficher le prénom le plus utilisé parmi les utilisateurs ainsi que le nombre d’utilisateurs portant ce prénom.</text:p>
      <text:p text:style-name="P43"/>
      <text:p text:style-name="P43">4. afficher le nombre d’étudiants inscrits au département informatique, sachant que les étudiants du département informatique ont leur répertoire principal dans /home/infoetu .</text:p>
      <text:list xml:id="list5589927150435863286" text:style-name="L34">
        <text:list-item>
          <text:p text:style-name="P88">getent passwd |grep -c '/home/infoetu'</text:p>
          <text:p text:style-name="P87">375</text:p>
        </text:list-item>
      </text:list>
      <text:p text:style-name="P43">5. afficher le nombre d’étudiants inscrits au département informatique sur le terminal courant et la liste des prénoms et noms de ces étudiants sur un second terminal. Chaque ligne affichée sur ce second terminal devra comprendre le prénom d’un étudiant puis un caractère tabulation ( \t ) puis le nom de cet étudiant.</text:p>
      <text:p text:style-name="P43"/>
      <text:p text:style-name="P43">6. afficher la lettre la plus souvent utilisée comme première lettre d’un prénom avec sa fréquence d’utilisation.</text:p>
      <text:p text:style-name="P43"/>
      <text:p text:style-name="P43">7. afficher le nombre de groupes unix principaux différents. Au département tous les utilisateurs d’un même groupe ont leur répertoire principal dans un répertoire portant le nom de ce groupe. Par exemple tous les enseignants ont leur répertoire</text:p>
      <text:p text:style-name="P43">dans /home/infoens .</text:p>
      <text:p text:style-name="P43"/>
      <text:p text:style-name="P43">8. afficher le nombre d’utilisateurs homonymes (noms identiques pour 2 utilisateurs).</text:p>
      <text:p text:style-name="P22"/>
      <text:p text:style-name="P22">Q 2. La commande last permet d’obtenir la liste des derniers utilisateurs s’étant connectés sur la machine sur laquelle elle est exécutée. En utilisant les tubes et des filtres écrivez les commandes permettant d’effectuer les actions suivantes :</text:p>
      <text:p text:style-name="P43">– afficher la liste des utilisateurs s’étant connecté sur la machine. Cette liste devra être triée dans l’ordre décroissant du nombre de connexion.</text:p>
      <text:p text:style-name="P43">– afficher la liste des utilisateurs s’étant connecté juste avant un redémarrage (utilisateur reboot ) de la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08:34:12.149268168</meta:creation-date>
    <dc:date>2017-09-19T12:48:10.846769517</dc:date>
    <meta:editing-duration>PT2H50M42S</meta:editing-duration>
    <meta:editing-cycles>32</meta:editing-cycles>
    <meta:generator>LibreOffice/4.3.3.2$Linux_X86_64 LibreOffice_project/430m0$Build-2</meta:generator>
    <meta:document-statistic meta:table-count="1" meta:image-count="0" meta:object-count="0" meta:page-count="5" meta:paragraph-count="166" meta:word-count="1428" meta:character-count="8714" meta:non-whitespace-character-count="7422"/>
  </office:meta>
</office:document-meta>
</file>